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E000000E5A3670DE5A5CE58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e91" officeooo:paragraph-rsid="00009e91"/>
    </style:style>
    <style:style style:name="P2" style:family="paragraph" style:parent-style-name="Standard">
      <style:text-properties officeooo:rsid="000140d1" officeooo:paragraph-rsid="000140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捕获列表] <text:s text:c="3"/>[参数列表]</text:p>
      <text:p text:style-name="Standard"><draw:frame draw:style-name="fr1" draw:name="Image1" text:anchor-type="char" svg:width="17cm" svg:height="4.433cm" draw:z-index="0"><draw:image xlink:href="Pictures/100000000000036E000000E5A3670DE5A5CE5804.png" xlink:type="simple" xlink:show="embed" xlink:actuate="onLoad" loext:mime-type="image/png"/></draw:frame><text:s/></text:p>
      <text:p text:style-name="Standard"><text:s/></text:p>
      <text:p text:style-name="Standard"><text:s/></text:p>
      <text:p text:style-name="Standard">constexpr</text:p>
      <text:p text:style-name="P2">1. 声明变量 或 函数时 可以在编译时求值</text:p>
      <text:p text:style-name="P2">2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3T18:21:21.954748118</meta:creation-date>
    <dc:date>2025-03-26T20:17:08.607187610</dc:date>
    <meta:editing-duration>PT3H51M4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7" meta:word-count="31" meta:character-count="53" meta:non-whitespace-character-count="41"/>
  </office:meta>
</office:document-meta>
</file>